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xelText" svg:font-family="FixelText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200%" fo:orphans="2" fo:widows="2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line-height="200%" fo:orphans="2" fo:widows="2" fo:text-indent="0in" style:auto-text-indent="false"/>
      <style:text-properties fo:font-size="12pt" fo:font-weight="normal" fo:background-color="#81d41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in" fo:margin-right="0in" fo:line-height="200%" fo:orphans="2" fo:widows="2" fo:text-indent="0in" style:auto-text-indent="false"/>
      <style:text-properties fo:font-size="12pt" fo:font-weight="normal" officeooo:rsid="000c775f" officeooo:paragraph-rsid="000e3810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line-height="200%" fo:orphans="2" fo:widows="2" fo:text-indent="0in" style:auto-text-indent="false"/>
      <style:text-properties fo:font-size="12pt" fo:font-weight="bold" officeooo:rsid="000492b8" officeooo:paragraph-rsid="000492b8" fo:background-color="#81d41a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in" fo:margin-right="0in" fo:line-height="200%" fo:orphans="2" fo:widows="2" fo:text-indent="0in" style:auto-text-indent="false"/>
      <style:text-properties fo:font-size="12pt" fo:font-weight="bold" fo:background-color="#81d41a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line-height="200%" fo:orphans="2" fo:widows="2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in" fo:margin-right="0in" fo:line-height="200%" fo:orphans="2" fo:widows="2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line-height="200%" fo:orphans="2" fo:widows="2" fo:text-indent="0in" style:auto-text-indent="false"/>
      <style:text-properties style:text-line-through-style="none" style:text-line-through-type="none" fo:font-size="12pt" fo:font-weight="bold" fo:background-color="#81d41a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212121" loext:opacity="100%" style:font-name="FixelText" fo:letter-spacing="normal" fo:font-style="normal"/>
    </style:style>
    <style:style style:name="T2" style:family="text">
      <style:text-properties fo:font-variant="normal" fo:text-transform="none" fo:color="#212121" loext:opacity="100%" style:font-name="FixelText" fo:letter-spacing="normal" fo:font-style="normal" fo:font-weight="bold"/>
    </style:style>
    <style:style style:name="T3" style:family="text">
      <style:text-properties fo:font-variant="normal" fo:text-transform="none" fo:color="#212121" loext:opacity="100%" style:font-name="FixelTex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212121" loext:opacity="100%" style:font-name="FixelText" fo:font-size="19.5pt" fo:letter-spacing="normal" fo:font-style="normal" fo:font-weight="bold"/>
    </style:style>
    <style:style style:name="T5" style:family="text">
      <style:text-properties officeooo:rsid="000492b8"/>
    </style:style>
    <style:style style:name="T6" style:family="text">
      <style:text-properties officeooo:rsid="00054941"/>
    </style:style>
    <style:style style:name="T7" style:family="text">
      <style:text-properties officeooo:rsid="000a366d"/>
    </style:style>
    <style:style style:name="T8" style:family="text">
      <style:text-properties fo:background-color="#81d41a" loext:char-shading-value="0"/>
    </style:style>
    <style:style style:name="T9" style:family="text">
      <style:text-properties officeooo:rsid="0010073b"/>
    </style:style>
    <style:style style:name="T10" style:family="text">
      <style:text-properties officeooo:rsid="0014fb5d"/>
    </style:style>
    <style:style style:name="T11" style:family="text">
      <style:text-properties officeooo:rsid="001659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Kit pinceaux de maquillage avec étui, 12pcs, noir</text:span> </text:p>
      <text:p text:style-name="P1"><text:span text:style-name="T3">Catrice All Over Glow Tint Highlighter</text:span> <text:span text:style-name="T5">0</text:span><text:span text:style-name="T11">2</text:span><text:span text:style-name="T5">0 </text:span></text:p>
      <text:p text:style-name="P1"><text:span text:style-name="T1">Artlook Highlighter Face &amp; Body Brighter</text:span> </text:p>
      <text:p text:style-name="P1"><text:span text:style-name="T1">I Heart Revolution Molten Chocolate</text:span> <text:span text:style-name="T5">salted carmel</text:span></text:p>
      <text:p text:style-name="P6"><text:span text:style-name="T1">Arcancil Paris Les Essentiels Rouge A Levres Satine</text:span> <text:s/><text:span text:style-name="T5">beige</text:span></text:p>
      <text:p text:style-name="P1"><text:span text:style-name="T3">Makeup Revolution IRL Filter Finish Lip Definer</text:span> <text:s/><text:span text:style-name="T5">espresso nude</text:span></text:p>
      <text:p text:style-name="P1"><text:span text:style-name="T1">Deni Carte Fake Eyelashes Mink Lashes WH-12</text:span> </text:p>
      <text:p text:style-name="P1"><text:span text:style-name="T1">Essence Lash To Impress 07 Bundle Single Lashes</text:span> </text:p>
      <text:p text:style-name="P6"><text:span text:style-name="T1">Ardell Lashes Corset Collection Black 501</text:span> </text:p>
      <text:p text:style-name="P1"><text:span text:style-name="T3">Rimmel Lash Accelerator Endless Mascara</text:span> <text:s/><text:span text:style-name="T5">black</text:span></text:p>
      <text:p text:style-name="P5"><text:span text:style-name="T1">Makeup Revolution Reloaded Palette</text:span> <text:span text:style-name="T5">visionary</text:span></text:p>
      <text:p text:style-name="P1"><text:span text:style-name="T1">Makeup Revolution Lace Luxury Baking Powder</text:span></text:p>
      <text:p text:style-name="P5"><text:span text:style-name="T1">Makeup Revolution Baking Powder</text:span> <text:span text:style-name="T5">translucent</text:span></text:p>
      <text:p text:style-name="P4"><text:span text:style-name="T1">Eveline Magical Perfection Concealer</text:span> 01-light</text:p>
      <text:p text:style-name="P8"><text:span text:style-name="T1">L.A. Girl Velvet Contour Sticks Blush</text:span> <text:span text:style-name="T7">pinch me</text:span></text:p>
      <text:p text:style-name="P2"><text:span text:style-name="T1">W7 Bronze Chic Bronzing Balm</text:span> </text:p>
      <text:p text:style-name="P2"><text:span text:style-name="T1">Elizavecca Milky Piggy BB Cream</text:span> </text:p>
      <text:p text:style-name="P2"><text:span text:style-name="T1">L'Oreal Paris Lumi Glotion Natural Glow Enhancer</text:span> <text:s/><text:span text:style-name="T6">901</text:span></text:p>
      <text:p text:style-name="P2"><text:span text:style-name="T1">Fraise pour manucure et pédicure</text:span> </text:p>
      <text:p text:style-name="P3">Serum na dzien:<text:line-break/>Witamina C </text:p>
      <text:p text:style-name="P3"><text:span text:style-name="T8">Niacinamide + Zinc</text:span><text:line-break/>Serum na noc:<text:line-break/><text:span text:style-name="T8">Bakuchiol + Ceramide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xelText" svg:font-family="FixelText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08:18:06.515000000</meta:creation-date>
    <dc:date>2025-03-26T10:30:48.791000000</dc:date>
    <meta:editing-duration>PT4H57M47S</meta:editing-duration>
    <meta:editing-cycles>7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21" meta:word-count="139" meta:character-count="932" meta:non-whitespace-character-count="800"/>
  </office:meta>
</office:document-meta>
</file>